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56.99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4.64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32.79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14.38mm"/>
    </style:style>
    <style:style style:name="co13" style:family="table-column">
      <style:table-column-properties fo:break-before="auto" style:column-width="14.73mm"/>
    </style:style>
    <style:style style:name="co14" style:family="table-column">
      <style:table-column-properties fo:break-before="auto" style:column-width="26.9mm"/>
    </style:style>
    <style:style style:name="co15" style:family="table-column">
      <style:table-column-properties fo:break-before="auto" style:column-width="20.48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2.23mm"/>
    </style:style>
    <style:style style:name="co18" style:family="table-column">
      <style:table-column-properties fo:break-before="auto" style:column-width="21.7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7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4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6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7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20:Sheet1.G120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0" table:default-cell-style-name="ce16"/>
        <table:table-column table:style-name="co11" table:default-cell-style-name="ce18"/>
        <table:table-column table:style-name="co12" table:default-cell-style-name="ce3"/>
        <table:table-column table:style-name="co13" table:default-cell-style-name="ce3"/>
        <table:table-column table:style-name="co14" table:default-cell-style-name="ce22"/>
        <table:table-column table:style-name="co15" table:default-cell-style-name="ce23"/>
        <table:table-column table:style-name="co16" table:number-columns-repeated="3" table:default-cell-style-name="ce3"/>
        <table:table-column table:style-name="co17" table:default-cell-style-name="ce25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29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Im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2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7" office:value-type="string" calcext:value-type="string">
            <text:p>Prix unitaire / unité de compte Lt</text:p>
          </table:table-cell>
          <table:table-cell table:style-name="ce19" office:value-type="string" calcext:value-type="string">
            <text:p>Prix unitaire / unité de compte Sous</text:p>
          </table:table-cell>
          <table:table-cell table:style-name="ce19" office:value-type="string" calcext:value-type="string">
            <text:p>Prix unitaire / unité de compte Deniers</text:p>
          </table:table-cell>
          <table:table-cell table:style-name="ce20" office:value-type="string" calcext:value-type="string">
            <text:p>Prix unitaire en décimale de Lt</text:p>
          </table:table-cell>
          <table:table-cell table:style-name="ce19" office:value-type="string" calcext:value-type="string">
            <text:p>Valeur en livres tournois</text:p>
          </table:table-cell>
          <table:table-cell table:style-name="ce19" office:value-type="string" calcext:value-type="string">
            <text:p>valeur en sous</text:p>
          </table:table-cell>
          <table:table-cell table:style-name="ce19" office:value-type="string" calcext:value-type="string">
            <text:p>valeur en denier</text:p>
          </table:table-cell>
          <table:table-cell table:style-name="ce19" office:value-type="string" calcext:value-type="string">
            <text:p>Valeur en décimale de livre tournois</text:p>
          </table:table-cell>
          <table:table-cell table:style-name="ce24" office:value-type="string" calcext:value-type="string">
            <text:p>Valeur calculée</text:p>
          </table:table-cell>
          <table:table-cell table:style-name="ce26" office:value-type="string" calcext:value-type="string">
            <text:p>Différence</text:p>
          </table:table-cell>
          <table:table-cell table:style-name="ce27" office:value-type="string" calcext:value-type="string">
            <text:p>Remarques</text:p>
          </table:table-cell>
          <table:table-cell table:style-name="ce28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3144" calcext:value-type="float">
            <text:p>13 144,00</text:p>
          </table:table-cell>
          <table:table-cell table:style-name="ce15"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2]+([.M2]/20)+([.N2]/240)" office:value-type="float" office:value="0.2" calcext:value-type="float">
            <text:p>0,2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2628.8" calcext:value-type="float">
            <text:p>2 628,8000</text:p>
          </table:table-cell>
          <table:table-cell table:formula="of:=[.S2]-[.T2]" office:value-type="float" office:value="-2628.8" calcext:value-type="float">
            <text:p>-2628,8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led from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30" calcext:value-type="float">
            <text:p>230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3]+([.M3]/20)+([.N3]/240)" office:value-type="float" office:value="1.25" calcext:value-type="float">
            <text:p>1,25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287.5" calcext:value-type="float">
            <text:p>287,5000</text:p>
          </table:table-cell>
          <table:table-cell table:formula="of:=[.S3]-[.T3]" office:value-type="float" office:value="-287.5" calcext:value-type="float">
            <text:p>-287,5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8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is de campê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43100" calcext:value-type="float">
            <text:p>43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1" table:formula="of:=[.L4]+([.M4]/20)+([.N4]/240)" office:value-type="float" office:value="0.0875" calcext:value-type="float">
            <text:p>0,0875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3771.25" calcext:value-type="float">
            <text:p>3 771,2500</text:p>
          </table:table-cell>
          <table:table-cell table:formula="of:=[.S4]-[.T4]" office:value-type="float" office:value="-3771.25" calcext:value-type="float">
            <text:p>-3771,25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732" calcext:value-type="float">
            <text:p>732,00</text:p>
          </table:table-cell>
          <table:table-cell office:value-type="string" calcext:value-type="string">
            <text:p>tonneaux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5]+([.M5]/20)+([.N5]/240)" office:value-type="float" office:value="30" calcext:value-type="float">
            <text:p>30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21960" calcext:value-type="float">
            <text:p>21 960,0000</text:p>
          </table:table-cell>
          <table:table-cell table:formula="of:=[.S5]-[.T5]" office:value-type="float" office:value="-21960" calcext:value-type="float">
            <text:p>-21960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02" calcext:value-type="float">
            <text:p>202,00</text:p>
          </table:table-cell>
          <table:table-cell office:value-type="string" calcext:value-type="string">
            <text:p>chaldon</text:p>
          </table:table-cell>
          <table:table-cell office:value-type="float" office:value="180" calcext:value-type="float">
            <text:p>180,000</text:p>
          </table:table-cell>
          <table:table-cell table:number-columns-repeated="2"/>
          <table:table-cell table:style-name="ce21" table:formula="of:=[.L6]+([.M6]/20)+([.N6]/240)" office:value-type="float" office:value="180" calcext:value-type="float">
            <text:p>180,00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36360" calcext:value-type="float">
            <text:p>36 360,0000</text:p>
          </table:table-cell>
          <table:table-cell table:formula="of:=[.S6]-[.T6]" office:value-type="float" office:value="-36360" calcext:value-type="float">
            <text:p>-36360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barriqu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7]+([.M7]/20)+([.N7]/240)" office:value-type="float" office:value="7.5" calcext:value-type="float">
            <text:p>7,5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1350" calcext:value-type="float">
            <text:p>1 350,0000</text:p>
          </table:table-cell>
          <table:table-cell table:formula="of:=[.S7]-[.T7]" office:value-type="float" office:value="-1350" calcext:value-type="float">
            <text:p>-1350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1" table:formula="of:=[.L8]+([.M8]/20)+([.N8]/240)" office:value-type="float" office:value="0.1375" calcext:value-type="float">
            <text:p>0,1375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137.5" calcext:value-type="float">
            <text:p>137,5000</text:p>
          </table:table-cell>
          <table:table-cell table:formula="of:=[.S8]-[.T8]" office:value-type="float" office:value="-137.5" calcext:value-type="float">
            <text:p>-137,5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laine non fil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377670" calcext:value-type="float">
            <text:p>377 6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9]+([.M9]/20)+([.N9]/240)" office:value-type="float" office:value="1.75" calcext:value-type="float">
            <text:p>1,75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660922.5" calcext:value-type="float">
            <text:p>660 922,5000</text:p>
          </table:table-cell>
          <table:table-cell table:formula="of:=[.S9]-[.T9]" office:value-type="float" office:value="-660922.5" calcext:value-type="float">
            <text:p>-660922,5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12" calcext:value-type="float">
            <text:p>112,00</text:p>
          </table:table-cell>
          <table:table-cell office:value-type="string" calcext:value-type="string">
            <text:p>en nombre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0]+([.M10]/20)+([.N10]/240)" office:value-type="float" office:value="25" calcext:value-type="float">
            <text:p>25,0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2800" calcext:value-type="float">
            <text:p>2 800,0000</text:p>
          </table:table-cell>
          <table:table-cell table:formula="of:=[.S10]-[.T10]" office:value-type="float" office:value="-2800" calcext:value-type="float">
            <text:p>-2800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5488" calcext:value-type="float">
            <text:p>5 48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1]+([.M11]/20)+([.N11]/240)" office:value-type="float" office:value="0.25" calcext:value-type="float">
            <text:p>0,25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1372" calcext:value-type="float">
            <text:p>1 372,0000</text:p>
          </table:table-cell>
          <table:table-cell table:formula="of:=[.S11]-[.T11]" office:value-type="float" office:value="-1372" calcext:value-type="float">
            <text:p>-1372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oil de boeu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3130" calcext:value-type="float">
            <text:p>13 1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1" table:formula="of:=[.L12]+([.M12]/20)+([.N12]/240)" office:value-type="float" office:value="0.05" calcext:value-type="float">
            <text:p>0,05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656.5" calcext:value-type="float">
            <text:p>656,5000</text:p>
          </table:table-cell>
          <table:table-cell table:formula="of:=[.S12]-[.T12]" office:value-type="float" office:value="-656.5" calcext:value-type="float">
            <text:p>-656,5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041670" calcext:value-type="float">
            <text:p>2 041 6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3]+([.M13]/20)+([.N13]/240)" office:value-type="float" office:value="0.25" calcext:value-type="float">
            <text:p>0,25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510417.5" calcext:value-type="float">
            <text:p>510 417,5000</text:p>
          </table:table-cell>
          <table:table-cell table:formula="of:=[.S13]-[.T13]" office:value-type="float" office:value="-510417.5" calcext:value-type="float">
            <text:p>-510417,5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frequin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1" table:formula="of:=[.L14]+([.M14]/20)+([.N14]/240)" office:value-type="float" office:value="16" calcext:value-type="float">
            <text:p>16,00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8000" calcext:value-type="float">
            <text:p>8 000,0000</text:p>
          </table:table-cell>
          <table:table-cell table:formula="of:=[.S14]-[.T14]" office:value-type="float" office:value="-8000" calcext:value-type="float">
            <text:p>-8000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i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814" calcext:value-type="float">
            <text:p>814,00</text:p>
          </table:table-cell>
          <table:table-cell office:value-type="string" calcext:value-type="string">
            <text:p>barriqu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5]+([.M15]/20)+([.N15]/240)" office:value-type="float" office:value="25" calcext:value-type="float">
            <text:p>25,0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20350" calcext:value-type="float">
            <text:p>20 350,0000</text:p>
          </table:table-cell>
          <table:table-cell table:formula="of:=[.S15]-[.T15]" office:value-type="float" office:value="-20350" calcext:value-type="float">
            <text:p>-20350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i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tierçon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1" table:formula="of:=[.L16]+([.M16]/20)+([.N16]/240)" office:value-type="float" office:value="16" calcext:value-type="float">
            <text:p>16,00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240" calcext:value-type="float">
            <text:p>240,0000</text:p>
          </table:table-cell>
          <table:table-cell table:formula="of:=[.S16]-[.T16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is de campê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020" calcext:value-type="float">
            <text:p>1 0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1" table:formula="of:=[.L17]+([.M17]/20)+([.N17]/240)" office:value-type="float" office:value="0.0875" calcext:value-type="float">
            <text:p>0,0875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89.25" calcext:value-type="float">
            <text:p>89,2500</text:p>
          </table:table-cell>
          <table:table-cell table:formula="of:=[.S17]-[.T17]" office:value-type="float" office:value="-89.25" calcext:value-type="float">
            <text:p>-89,25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is de fernanbourg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1" table:formula="of:=[.L18]+([.M18]/20)+([.N18]/240)" office:value-type="float" office:value="0.45" calcext:value-type="float">
            <text:p>0,45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11.25" calcext:value-type="float">
            <text:p>11,2500</text:p>
          </table:table-cell>
          <table:table-cell table:formula="of:=[.S18]-[.T18]" office:value-type="float" office:value="-11.25" calcext:value-type="float">
            <text:p>-11,25</text:p>
          </table:table-cell>
          <table:table-cell office:value-type="string" calcext:value-type="string">
            <text:p>pour bois de Pernanboucq ?</text:p>
          </table:table-cell>
          <table:table-cell table:number-columns-repeated="100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4600" calcext:value-type="float">
            <text:p>14 6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9]+([.M19]/20)+([.N19]/240)" office:value-type="float" office:value="0.3" calcext:value-type="float">
            <text:p>0,3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4380" calcext:value-type="float">
            <text:p>4 380,0000</text:p>
          </table:table-cell>
          <table:table-cell table:formula="of:=[.S19]-[.T19]" office:value-type="float" office:value="-4380" calcext:value-type="float">
            <text:p>-4380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utons de coc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215" calcext:value-type="float">
            <text:p>1 2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20]+([.M20]/20)+([.N20]/240)" office:value-type="float" office:value="0.9" calcext:value-type="float">
            <text:p>0,9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1093.5" calcext:value-type="float">
            <text:p>1 093,5000</text:p>
          </table:table-cell>
          <table:table-cell table:formula="of:=[.S20]-[.T20]" office:value-type="float" office:value="-1093.5" calcext:value-type="float">
            <text:p>-1093,5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r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524" calcext:value-type="float">
            <text:p>1 524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1]+([.M21]/20)+([.N21]/240)" office:value-type="float" office:value="10.5" calcext:value-type="float">
            <text:p>10,5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16002" calcext:value-type="float">
            <text:p>16 002,0000</text:p>
          </table:table-cell>
          <table:table-cell table:formula="of:=[.S21]-[.T21]" office:value-type="float" office:value="-16002" calcext:value-type="float">
            <text:p>-16002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bar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22]+([.M22]/20)+([.N22]/240)" office:value-type="float" office:value="17" calcext:value-type="float">
            <text:p>17,0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13600" calcext:value-type="float">
            <text:p>13 600,0000</text:p>
          </table:table-cell>
          <table:table-cell table:formula="of:=[.S22]-[.T22]" office:value-type="float" office:value="-13600" calcext:value-type="float">
            <text:p>-13600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ross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120" calcext:value-type="float">
            <text:p>3 1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3]+([.M23]/20)+([.N23]/240)" office:value-type="float" office:value="0.3" calcext:value-type="float">
            <text:p>0,3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936" calcext:value-type="float">
            <text:p>936,0000</text:p>
          </table:table-cell>
          <table:table-cell table:formula="of:=[.S23]-[.T23]" office:value-type="float" office:value="-936" calcext:value-type="float">
            <text:p>-936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annettes de gre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jetz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24]+([.M24]/20)+([.N24]/240)" office:value-type="float" office:value="1.2" calcext:value-type="float">
            <text:p>1,2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156" calcext:value-type="float">
            <text:p>156,0000</text:p>
          </table:table-cell>
          <table:table-cell table:formula="of:=[.S24]-[.T24]" office:value-type="float" office:value="-156" calcext:value-type="float">
            <text:p>-156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annettes de gre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845" calcext:value-type="float">
            <text:p>2 84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5]+([.M25]/20)+([.N25]/240)" office:value-type="float" office:value="0.3" calcext:value-type="float">
            <text:p>0,3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853.5" calcext:value-type="float">
            <text:p>853,5000</text:p>
          </table:table-cell>
          <table:table-cell table:formula="of:=[.S25]-[.T25]" office:value-type="float" office:value="-853.5" calcext:value-type="float">
            <text:p>-853,5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aves de 6 flac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720" calcext:value-type="float">
            <text:p>1 72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26]+([.M26]/20)+([.N26]/240)" office:value-type="float" office:value="5" calcext:value-type="float">
            <text:p>5,0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8600" calcext:value-type="float">
            <text:p>8 600,0000</text:p>
          </table:table-cell>
          <table:table-cell table:formula="of:=[.S26]-[.T26]" office:value-type="float" office:value="-8600" calcext:value-type="float">
            <text:p>-8600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au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44211" calcext:value-type="float">
            <text:p>44 21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27]+([.M27]/20)+([.N27]/240)" office:value-type="float" office:value="0.9" calcext:value-type="float">
            <text:p>0,9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39789.9" calcext:value-type="float">
            <text:p>39 789,9000</text:p>
          </table:table-cell>
          <table:table-cell table:formula="of:=[.S27]-[.T27]" office:value-type="float" office:value="-39789.9" calcext:value-type="float">
            <text:p>-39789,9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782" calcext:value-type="float">
            <text:p>1 7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28]+([.M28]/20)+([.N28]/240)" office:value-type="float" office:value="0.25" calcext:value-type="float">
            <text:p>0,25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445.5" calcext:value-type="float">
            <text:p>445,5000</text:p>
          </table:table-cell>
          <table:table-cell table:formula="of:=[.S28]-[.T28]" office:value-type="float" office:value="-445.5" calcext:value-type="float">
            <text:p>-445,5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an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03500" calcext:value-type="float">
            <text:p>203 50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1" table:formula="of:=[.L29]+([.M29]/20)+([.N29]/240)" office:value-type="float" office:value="0.25" calcext:value-type="float">
            <text:p>0,25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50875" calcext:value-type="float">
            <text:p>50 875,0000</text:p>
          </table:table-cell>
          <table:table-cell table:formula="of:=[.S29]-[.T29]" office:value-type="float" office:value="-50875" calcext:value-type="float">
            <text:p>-50875</text:p>
          </table:table-cell>
          <table:table-cell office:value-type="string" calcext:value-type="string">
            <text:p>À 25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360" calcext:value-type="float">
            <text:p>1 36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30]+([.M30]/20)+([.N30]/240)" office:value-type="float" office:value="25" calcext:value-type="float">
            <text:p>25,0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34000" calcext:value-type="float">
            <text:p>34 000,0000</text:p>
          </table:table-cell>
          <table:table-cell table:formula="of:=[.S30]-[.T30]" office:value-type="float" office:value="-34000" calcext:value-type="float">
            <text:p>-34000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i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33" calcext:value-type="float">
            <text:p>133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1" table:formula="of:=[.L31]+([.M31]/20)+([.N31]/240)" office:value-type="float" office:value="9" calcext:value-type="float">
            <text:p>9,0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1197" calcext:value-type="float">
            <text:p>1 197,0000</text:p>
          </table:table-cell>
          <table:table-cell table:formula="of:=[.S31]-[.T31]" office:value-type="float" office:value="-1197" calcext:value-type="float">
            <text:p>-1197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813" calcext:value-type="float">
            <text:p>2 81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32]+([.M32]/20)+([.N32]/240)" office:value-type="float" office:value="0.3" calcext:value-type="float">
            <text:p>0,3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843.9" calcext:value-type="float">
            <text:p>843,9000</text:p>
          </table:table-cell>
          <table:table-cell table:formula="of:=[.S32]-[.T32]" office:value-type="float" office:value="-843.9" calcext:value-type="float">
            <text:p>-843,9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954" calcext:value-type="float">
            <text:p>1 95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33]+([.M33]/20)+([.N33]/240)" office:value-type="float" office:value="0.4" calcext:value-type="float">
            <text:p>0,4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781.6" calcext:value-type="float">
            <text:p>781,6000</text:p>
          </table:table-cell>
          <table:table-cell table:formula="of:=[.S33]-[.T33]" office:value-type="float" office:value="-781.6" calcext:value-type="float">
            <text:p>-781,6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rro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970" calcext:value-type="float">
            <text:p>970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34]+([.M34]/20)+([.N34]/240)" office:value-type="float" office:value="9.5" calcext:value-type="float">
            <text:p>9,5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9215" calcext:value-type="float">
            <text:p>9 215,0000</text:p>
          </table:table-cell>
          <table:table-cell table:formula="of:=[.S34]-[.T34]" office:value-type="float" office:value="-9215" calcext:value-type="float">
            <text:p>-9215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upero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2871" calcext:value-type="float">
            <text:p>22 87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1" table:formula="of:=[.L35]+([.M35]/20)+([.N35]/240)" office:value-type="float" office:value="0.0625" calcext:value-type="float">
            <text:p>0,0625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1429.4375" calcext:value-type="float">
            <text:p>1 429,4375</text:p>
          </table:table-cell>
          <table:table-cell table:formula="of:=[.S35]-[.T35]" office:value-type="float" office:value="-1429.4375" calcext:value-type="float">
            <text:p>-1429,44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522" calcext:value-type="float">
            <text:p>522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36]+([.M36]/20)+([.N36]/240)" office:value-type="float" office:value="10" calcext:value-type="float">
            <text:p>10,0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5220" calcext:value-type="float">
            <text:p>5 220,0000</text:p>
          </table:table-cell>
          <table:table-cell table:formula="of:=[.S36]-[.T36]" office:value-type="float" office:value="-5220" calcext:value-type="float">
            <text:p>-5220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uteaux flama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130" calcext:value-type="float">
            <text:p>3 13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37]+([.M37]/20)+([.N37]/240)" office:value-type="float" office:value="1.5" calcext:value-type="float">
            <text:p>1,5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4695" calcext:value-type="float">
            <text:p>4 695,0000</text:p>
          </table:table-cell>
          <table:table-cell table:formula="of:=[.S37]-[.T37]" office:value-type="float" office:value="-4695" calcext:value-type="float">
            <text:p>-4695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uvertures de <text:s/>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47" calcext:value-type="float">
            <text:p>47,00</text:p>
          </table:table-cell>
          <table:table-cell office:value-type="string" calcext:value-type="string">
            <text:p>pièc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38]+([.M38]/20)+([.N38]/240)" office:value-type="float" office:value="8" calcext:value-type="float">
            <text:p>8,0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376" calcext:value-type="float">
            <text:p>376,0000</text:p>
          </table:table-cell>
          <table:table-cell table:formula="of:=[.S38]-[.T38]" office:value-type="float" office:value="-376" calcext:value-type="float">
            <text:p>-376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uvertures de <text:s/>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11" calcext:value-type="float">
            <text:p>211,00</text:p>
          </table:table-cell>
          <table:table-cell office:value-type="string" calcext:value-type="string">
            <text:p>paires peti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39]+([.M39]/20)+([.N39]/240)" office:value-type="float" office:value="4" calcext:value-type="float">
            <text:p>4,0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844" calcext:value-type="float">
            <text:p>844,0000</text:p>
          </table:table-cell>
          <table:table-cell table:formula="of:=[.S39]-[.T39]" office:value-type="float" office:value="-844" calcext:value-type="float">
            <text:p>-844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reuze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655" calcext:value-type="float">
            <text:p>6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40]+([.M40]/20)+([.N40]/240)" office:value-type="float" office:value="0.9" calcext:value-type="float">
            <text:p>0,9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589.5" calcext:value-type="float">
            <text:p>589,5000</text:p>
          </table:table-cell>
          <table:table-cell table:formula="of:=[.S40]-[.T40]" office:value-type="float" office:value="-589.5" calcext:value-type="float">
            <text:p>-589,5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882" calcext:value-type="float">
            <text:p>2 8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1" table:formula="of:=[.L41]+([.M41]/20)+([.N41]/240)" office:value-type="float" office:value="1.6" calcext:value-type="float">
            <text:p>1,6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4611.2" calcext:value-type="float">
            <text:p>4 611,2000</text:p>
          </table:table-cell>
          <table:table-cell table:formula="of:=[.S41]-[.T41]" office:value-type="float" office:value="-4611.2" calcext:value-type="float">
            <text:p>-4611,2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uivre en p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679" calcext:value-type="float">
            <text:p>1 679,00</text:p>
          </table:table-cell>
          <table:table-cell office:value-type="string" calcext:value-type="string">
            <text:p>en nombre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42]+([.M42]/20)+([.N42]/240)" office:value-type="float" office:value="50" calcext:value-type="float">
            <text:p>50,0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83950" calcext:value-type="float">
            <text:p>83 950,0000</text:p>
          </table:table-cell>
          <table:table-cell table:formula="of:=[.S42]-[.T42]" office:value-type="float" office:value="-83950" calcext:value-type="float">
            <text:p>-83950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uivre vie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80" calcext:value-type="float">
            <text:p>2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43]+([.M43]/20)+([.N43]/240)" office:value-type="float" office:value="0.9" calcext:value-type="float">
            <text:p>0,9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252" calcext:value-type="float">
            <text:p>252,0000</text:p>
          </table:table-cell>
          <table:table-cell table:formula="of:=[.S43]-[.T43]" office:value-type="float" office:value="-252" calcext:value-type="float">
            <text:p>-252</text:p>
          </table:table-cell>
          <table:table-cell table:number-columns-repeated="100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ust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50" calcext:value-type="float">
            <text:p>35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44]+([.M44]/20)+([.N44]/240)" office:value-type="float" office:value="25" calcext:value-type="float">
            <text:p>25,0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8750" calcext:value-type="float">
            <text:p>8 750,0000</text:p>
          </table:table-cell>
          <table:table-cell table:formula="of:=[.S44]-[.T44]" office:value-type="float" office:value="-8750" calcext:value-type="float">
            <text:p>-8750</text:p>
          </table:table-cell>
          <table:table-cell office:value-type="string" calcext:value-type="string">
            <text:p>nom de la marchandise difficile à lire</text:p>
          </table:table-cell>
          <table:table-cell table:number-columns-repeated="100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drogu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036" calcext:value-type="float">
            <text:p>2 03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45]+([.M45]/20)+([.N45]/240)" office:value-type="float" office:value="2" calcext:value-type="float">
            <text:p>2,0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4072" calcext:value-type="float">
            <text:p>4 072,0000</text:p>
          </table:table-cell>
          <table:table-cell table:formula="of:=[.S45]-[.T45]" office:value-type="float" office:value="-4072" calcext:value-type="float">
            <text:p>-4072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911" calcext:value-type="float">
            <text:p>91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style-name="ce21" table:formula="of:=[.L46]+([.M46]/20)+([.N46]/240)" office:value-type="float" office:value="2.1" calcext:value-type="float">
            <text:p>2,1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1913.1" calcext:value-type="float">
            <text:p>1 913,1000</text:p>
          </table:table-cell>
          <table:table-cell table:formula="of:=[.S46]-[.T46]" office:value-type="float" office:value="-1913.1" calcext:value-type="float">
            <text:p>-1913,1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epon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47]+([.M47]/20)+([.N47]/240)" office:value-type="float" office:value="3" calcext:value-type="float">
            <text:p>3,00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156" calcext:value-type="float">
            <text:p>156,0000</text:p>
          </table:table-cell>
          <table:table-cell table:formula="of:=[.S47]-[.T47]" office:value-type="float" office:value="-156" calcext:value-type="float">
            <text:p>-156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etam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35" calcext:value-type="float">
            <text:p>235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48]+([.M48]/20)+([.N48]/240)" office:value-type="float" office:value="60" calcext:value-type="float">
            <text:p>60,0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14100" calcext:value-type="float">
            <text:p>14 100,0000</text:p>
          </table:table-cell>
          <table:table-cell table:formula="of:=[.S48]-[.T48]" office:value-type="float" office:value="-14100" calcext:value-type="float">
            <text:p>-14100</text:p>
          </table:table-cell>
          <table:table-cell office:value-type="string" calcext:value-type="string">
            <text:p>nom de la marchandise difficile à lire</text:p>
          </table:table-cell>
          <table:table-cell table:number-columns-repeated="100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20253" calcext:value-type="float">
            <text:p>220 25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49]+([.M49]/20)+([.N49]/240)" office:value-type="float" office:value="0.15" calcext:value-type="float">
            <text:p>0,15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33037.95" calcext:value-type="float">
            <text:p>33 037,9500</text:p>
          </table:table-cell>
          <table:table-cell table:formula="of:=[.S49]-[.T49]" office:value-type="float" office:value="-33037.95" calcext:value-type="float">
            <text:p>-33037,95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table:style-name="ce8" office:value-type="string" calcext:value-type="string">
            <text:p>fer blanc simp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25" calcext:value-type="float">
            <text:p>3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1" table:formula="of:=[.L50]+([.M50]/20)+([.N50]/240)" office:value-type="float" office:value="0.55" calcext:value-type="float">
            <text:p>0,55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178.75" calcext:value-type="float">
            <text:p>178,7500</text:p>
          </table:table-cell>
          <table:table-cell table:formula="of:=[.S50]-[.T50]" office:value-type="float" office:value="-178.75" calcext:value-type="float">
            <text:p>-178,75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r en cerc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1387" calcext:value-type="float">
            <text:p>21 38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1" table:formula="of:=[.L51]+([.M51]/20)+([.N51]/240)" office:value-type="float" office:value="0.225" calcext:value-type="float">
            <text:p>0,225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4812.075" calcext:value-type="float">
            <text:p>4 812,0750</text:p>
          </table:table-cell>
          <table:table-cell table:formula="of:=[.S51]-[.T51]" office:value-type="float" office:value="-4812.075" calcext:value-type="float">
            <text:p>-4812,08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r en enclu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60" calcext:value-type="float">
            <text:p>2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52]+([.M52]/20)+([.N52]/240)" office:value-type="float" office:value="0.5" calcext:value-type="float">
            <text:p>0,5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130" calcext:value-type="float">
            <text:p>130,0000</text:p>
          </table:table-cell>
          <table:table-cell table:formula="of:=[.S52]-[.T52]" office:value-type="float" office:value="-130" calcext:value-type="float">
            <text:p>-130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r en ét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53]+([.M53]/20)+([.N53]/240)" office:value-type="float" office:value="0.6" calcext:value-type="float">
            <text:p>0,6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53.4" calcext:value-type="float">
            <text:p>53,4000</text:p>
          </table:table-cell>
          <table:table-cell table:formula="of:=[.S53]-[.T53]" office:value-type="float" office:value="-53.4" calcext:value-type="float">
            <text:p>-53,4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r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86" calcext:value-type="float">
            <text:p>38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54]+([.M54]/20)+([.N54]/240)" office:value-type="float" office:value="0.25" calcext:value-type="float">
            <text:p>0,25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96.5" calcext:value-type="float">
            <text:p>96,5000</text:p>
          </table:table-cell>
          <table:table-cell table:formula="of:=[.S54]-[.T54]" office:value-type="float" office:value="-96.5" calcext:value-type="float">
            <text:p>-96,5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r en t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feuilles</text:p>
          </table:table-cell>
          <table:table-cell office:value-type="float" office:value="2" calcext:value-type="float">
            <text:p>2,00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1" table:formula="of:=[.L55]+([.M55]/20)+([.N55]/240)" office:value-type="float" office:value="2.85" calcext:value-type="float">
            <text:p>2,85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370.5" calcext:value-type="float">
            <text:p>370,5000</text:p>
          </table:table-cell>
          <table:table-cell table:formula="of:=[.S55]-[.T55]" office:value-type="float" office:value="-370.5" calcext:value-type="float">
            <text:p>-370,5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r en t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300" calcext:value-type="float">
            <text:p>1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56]+([.M56]/20)+([.N56]/240)" office:value-type="float" office:value="0.35" calcext:value-type="float">
            <text:p>0,35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455" calcext:value-type="float">
            <text:p>455,0000</text:p>
          </table:table-cell>
          <table:table-cell table:formula="of:=[.S56]-[.T56]" office:value-type="float" office:value="-455" calcext:value-type="float">
            <text:p>-455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81" calcext:value-type="float">
            <text:p>81,00</text:p>
          </table:table-cell>
          <table:table-cell office:value-type="string" calcext:value-type="string">
            <text:p>lest</text:p>
          </table:table-cell>
          <table:table-cell office:value-type="float" office:value="260" calcext:value-type="float">
            <text:p>260,000</text:p>
          </table:table-cell>
          <table:table-cell table:number-columns-repeated="2"/>
          <table:table-cell table:style-name="ce21" table:formula="of:=[.L57]+([.M57]/20)+([.N57]/240)" office:value-type="float" office:value="260" calcext:value-type="float">
            <text:p>260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21060" calcext:value-type="float">
            <text:p>21 060,0000</text:p>
          </table:table-cell>
          <table:table-cell table:formula="of:=[.S57]-[.T57]" office:value-type="float" office:value="-21060" calcext:value-type="float">
            <text:p>-21060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tonneaux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1" table:formula="of:=[.L58]+([.M58]/20)+([.N58]/240)" office:value-type="float" office:value="130" calcext:value-type="float">
            <text:p>130,0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11960" calcext:value-type="float">
            <text:p>11 960,0000</text:p>
          </table:table-cell>
          <table:table-cell table:formula="of:=[.S58]-[.T58]" office:value-type="float" office:value="-11960" calcext:value-type="float">
            <text:p>-11960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il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400" calcext:value-type="float">
            <text:p>1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59]+([.M59]/20)+([.N59]/240)" office:value-type="float" office:value="0.5" calcext:value-type="float">
            <text:p>0,5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700" calcext:value-type="float">
            <text:p>700,0000</text:p>
          </table:table-cell>
          <table:table-cell table:formula="of:=[.S59]-[.T59]" office:value-type="float" office:value="-700" calcext:value-type="float">
            <text:p>-700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96066" calcext:value-type="float">
            <text:p>96 06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60]+([.M60]/20)+([.N60]/240)" office:value-type="float" office:value="0.3" calcext:value-type="float">
            <text:p>0,3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28819.8" calcext:value-type="float">
            <text:p>28 819,8000</text:p>
          </table:table-cell>
          <table:table-cell table:formula="of:=[.S60]-[.T60]" office:value-type="float" office:value="-28819.8" calcext:value-type="float">
            <text:p>-28819,8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gau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61]+([.M61]/20)+([.N61]/240)" office:value-type="float" office:value="0.3" calcext:value-type="float">
            <text:p>0,3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24" calcext:value-type="float">
            <text:p>24,0000</text:p>
          </table:table-cell>
          <table:table-cell table:formula="of:=[.S61]-[.T61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786" calcext:value-type="float">
            <text:p>1 786,00</text:p>
          </table:table-cell>
          <table:table-cell office:value-type="string" calcext:value-type="string">
            <text:p>bar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62]+([.M62]/20)+([.N62]/240)" office:value-type="float" office:value="17" calcext:value-type="float">
            <text:p>17,0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30362" calcext:value-type="float">
            <text:p>30 362,0000</text:p>
          </table:table-cell>
          <table:table-cell table:formula="of:=[.S62]-[.T62]" office:value-type="float" office:value="-30362" calcext:value-type="float">
            <text:p>-30362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584" calcext:value-type="float">
            <text:p>2 584,00</text:p>
          </table:table-cell>
          <table:table-cell office:value-type="string" calcext:value-type="string">
            <text:p>sac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63]+([.M63]/20)+([.N63]/240)" office:value-type="float" office:value="15" calcext:value-type="float">
            <text:p>15,00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38760" calcext:value-type="float">
            <text:p>38 760,0000</text:p>
          </table:table-cell>
          <table:table-cell table:formula="of:=[.S63]-[.T63]" office:value-type="float" office:value="-38760" calcext:value-type="float">
            <text:p>-38760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536635" calcext:value-type="float">
            <text:p>536 63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64]+([.M64]/20)+([.N64]/240)" office:value-type="float" office:value="0.5" calcext:value-type="float">
            <text:p>0,5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268317.5" calcext:value-type="float">
            <text:p>268 317,5000</text:p>
          </table:table-cell>
          <table:table-cell table:formula="of:=[.S64]-[.T64]" office:value-type="float" office:value="-268317.5" calcext:value-type="float">
            <text:p>-268317,5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graine de Rig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barril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65]+([.M65]/20)+([.N65]/240)" office:value-type="float" office:value="15" calcext:value-type="float">
            <text:p>15,0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1440" calcext:value-type="float">
            <text:p>1 440,0000</text:p>
          </table:table-cell>
          <table:table-cell table:formula="of:=[.S65]-[.T65]" office:value-type="float" office:value="-1440" calcext:value-type="float">
            <text:p>-1440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guinée ble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010" calcext:value-type="float">
            <text:p>2 01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66]+([.M66]/20)+([.N66]/240)" office:value-type="float" office:value="30" calcext:value-type="float">
            <text:p>30,00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60300" calcext:value-type="float">
            <text:p>60 300,0000</text:p>
          </table:table-cell>
          <table:table-cell table:formula="of:=[.S66]-[.T66]" office:value-type="float" office:value="-60300" calcext:value-type="float">
            <text:p>-60300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horlogerie ; pendules de cu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en nombre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67]+([.M67]/20)+([.N67]/240)" office:value-type="float" office:value="120" calcext:value-type="float">
            <text:p>120,0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960" calcext:value-type="float">
            <text:p>960,0000</text:p>
          </table:table-cell>
          <table:table-cell table:formula="of:=[.S67]-[.T67]" office:value-type="float" office:value="-960" calcext:value-type="float">
            <text:p>-960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houbl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630" calcext:value-type="float">
            <text:p>6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68]+([.M68]/20)+([.N68]/240)" office:value-type="float" office:value="0.2" calcext:value-type="float">
            <text:p>0,2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126" calcext:value-type="float">
            <text:p>126,0000</text:p>
          </table:table-cell>
          <table:table-cell table:formula="of:=[.S68]-[.T68]" office:value-type="float" office:value="-126" calcext:value-type="float">
            <text:p>-126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riques</text:p>
          </table:table-cell>
          <table:table-cell office:value-type="float" office:value="125" calcext:value-type="float">
            <text:p>125,000</text:p>
          </table:table-cell>
          <table:table-cell table:number-columns-repeated="2"/>
          <table:table-cell table:style-name="ce21" table:formula="of:=[.L69]+([.M69]/20)+([.N69]/240)" office:value-type="float" office:value="125" calcext:value-type="float">
            <text:p>125,0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750" calcext:value-type="float">
            <text:p>750,0000</text:p>
          </table:table-cell>
          <table:table-cell table:formula="of:=[.S69]-[.T69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7182" calcext:value-type="float">
            <text:p>7 1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70]+([.M70]/20)+([.N70]/240)" office:value-type="float" office:value="0.3" calcext:value-type="float">
            <text:p>0,3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2154.6" calcext:value-type="float">
            <text:p>2 154,6000</text:p>
          </table:table-cell>
          <table:table-cell table:formula="of:=[.S70]-[.T70]" office:value-type="float" office:value="-2154.6" calcext:value-type="float">
            <text:p>-2154,6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huile de gr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barriques</text:p>
          </table:table-cell>
          <table:table-cell office:value-type="float" office:value="125" calcext:value-type="float">
            <text:p>125,000</text:p>
          </table:table-cell>
          <table:table-cell table:number-columns-repeated="2"/>
          <table:table-cell table:style-name="ce21" table:formula="of:=[.L71]+([.M71]/20)+([.N71]/240)" office:value-type="float" office:value="125" calcext:value-type="float">
            <text:p>125,0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2750" calcext:value-type="float">
            <text:p>2 750,0000</text:p>
          </table:table-cell>
          <table:table-cell table:formula="of:=[.S71]-[.T71]" office:value-type="float" office:value="-2750" calcext:value-type="float">
            <text:p>-2750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huile de gr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6611" calcext:value-type="float">
            <text:p>6 61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72]+([.M72]/20)+([.N72]/240)" office:value-type="float" office:value="0.3" calcext:value-type="float">
            <text:p>0,3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1983.3" calcext:value-type="float">
            <text:p>1 983,3000</text:p>
          </table:table-cell>
          <table:table-cell table:formula="of:=[.S72]-[.T72]" office:value-type="float" office:value="-1983.3" calcext:value-type="float">
            <text:p>-1983,3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huile de Rab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66" calcext:value-type="float">
            <text:p>26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73]+([.M73]/20)+([.N73]/240)" office:value-type="float" office:value="0.3" calcext:value-type="float">
            <text:p>0,3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79.8" calcext:value-type="float">
            <text:p>79,8000</text:p>
          </table:table-cell>
          <table:table-cell table:formula="of:=[.S73]-[.T73]" office:value-type="float" office:value="-79.8" calcext:value-type="float">
            <text:p>-79,8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141" calcext:value-type="float">
            <text:p>1 14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74]+([.M74]/20)+([.N74]/240)" office:value-type="float" office:value="0.5" calcext:value-type="float">
            <text:p>0,5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570.5" calcext:value-type="float">
            <text:p>570,5000</text:p>
          </table:table-cell>
          <table:table-cell table:formula="of:=[.S74]-[.T74]" office:value-type="float" office:value="-570.5" calcext:value-type="float">
            <text:p>-570,5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75]+([.M75]/20)+([.N75]/240)" office:value-type="float" office:value="26" calcext:value-type="float">
            <text:p>26,0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2860" calcext:value-type="float">
            <text:p>2 860,0000</text:p>
          </table:table-cell>
          <table:table-cell table:formula="of:=[.S75]-[.T75]" office:value-type="float" office:value="-2860" calcext:value-type="float">
            <text:p>-2860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18" calcext:value-type="float">
            <text:p>118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1" table:formula="of:=[.L76]+([.M76]/20)+([.N76]/240)" office:value-type="float" office:value="4.6" calcext:value-type="float">
            <text:p>4,6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542.8" calcext:value-type="float">
            <text:p>542,8000</text:p>
          </table:table-cell>
          <table:table-cell table:formula="of:=[.S76]-[.T76]" office:value-type="float" office:value="-542.8" calcext:value-type="float">
            <text:p>-542,8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tierçon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77]+([.M77]/20)+([.N77]/240)" office:value-type="float" office:value="60" calcext:value-type="float">
            <text:p>60,0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48000" calcext:value-type="float">
            <text:p>48 000,0000</text:p>
          </table:table-cell>
          <table:table-cell table:formula="of:=[.S77]-[.T77]" office:value-type="float" office:value="-48000" calcext:value-type="float">
            <text:p>-48000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liméné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968" calcext:value-type="float">
            <text:p>968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78]+([.M78]/20)+([.N78]/240)" office:value-type="float" office:value="26" calcext:value-type="float">
            <text:p>26,0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25168" calcext:value-type="float">
            <text:p>25 168,0000</text:p>
          </table:table-cell>
          <table:table-cell table:formula="of:=[.S78]-[.T78]" office:value-type="float" office:value="-25168" calcext:value-type="float">
            <text:p>-25168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lin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514" calcext:value-type="float">
            <text:p>3 51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79]+([.M79]/20)+([.N79]/240)" office:value-type="float" office:value="0.5" calcext:value-type="float">
            <text:p>0,5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1757" calcext:value-type="float">
            <text:p>1 757,0000</text:p>
          </table:table-cell>
          <table:table-cell table:formula="of:=[.S79]-[.T79]" office:value-type="float" office:value="-1757" calcext:value-type="float">
            <text:p>-1757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lin peign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5480" calcext:value-type="float">
            <text:p>5 4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1" table:formula="of:=[.L80]+([.M80]/20)+([.N80]/240)" office:value-type="float" office:value="0.7" calcext:value-type="float">
            <text:p>0,7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3836" calcext:value-type="float">
            <text:p>3 836,0000</text:p>
          </table:table-cell>
          <table:table-cell table:formula="of:=[.S80]-[.T80]" office:value-type="float" office:value="-3836" calcext:value-type="float">
            <text:p>-3836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table:number-columns-repeated="5"/>
          <table:table-cell table:style-name="ce21" table:formula="of:=[.L81]+([.M81]/20)+([.N81]/240)" office:value-type="float" office:value="0" calcext:value-type="float">
            <text:p>0,0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0" calcext:value-type="float">
            <text:p>0,0000</text:p>
          </table:table-cell>
          <table:table-cell table:formula="of:=[.S81]-[.T81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a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41" calcext:value-type="float">
            <text:p>141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82]+([.M82]/20)+([.N82]/240)" office:value-type="float" office:value="25" calcext:value-type="float">
            <text:p>25,0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3525" calcext:value-type="float">
            <text:p>3 525,0000</text:p>
          </table:table-cell>
          <table:table-cell table:formula="of:=[.S82]-[.T82]" office:value-type="float" office:value="-3525" calcext:value-type="float">
            <text:p>-3525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at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83]+([.M83]/20)+([.N83]/240)" office:value-type="float" office:value="10" calcext:value-type="float">
            <text:p>10,0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200" calcext:value-type="float">
            <text:p>200,0000</text:p>
          </table:table-cell>
          <table:table-cell table:formula="of:=[.S83]-[.T83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53" calcext:value-type="float">
            <text:p>35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84]+([.M84]/20)+([.N84]/240)" office:value-type="float" office:value="2" calcext:value-type="float">
            <text:p>2,0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706" calcext:value-type="float">
            <text:p>706,0000</text:p>
          </table:table-cell>
          <table:table-cell table:formula="of:=[.S84]-[.T84]" office:value-type="float" office:value="-706" calcext:value-type="float">
            <text:p>-706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ine de plomb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85]+([.M85]/20)+([.N85]/240)" office:value-type="float" office:value="0.25" calcext:value-type="float">
            <text:p>0,25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25" calcext:value-type="float">
            <text:p>25,0000</text:p>
          </table:table-cell>
          <table:table-cell table:formula="of:=[.S85]-[.T85]" office:value-type="float" office:value="-25" calcext:value-type="float">
            <text:p>-25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ouchoirs de Ro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pièc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1" table:formula="of:=[.L86]+([.M86]/20)+([.N86]/240)" office:value-type="float" office:value="14" calcext:value-type="float">
            <text:p>14,0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1960" calcext:value-type="float">
            <text:p>1 960,0000</text:p>
          </table:table-cell>
          <table:table-cell table:formula="of:=[.S86]-[.T86]" office:value-type="float" office:value="-1960" calcext:value-type="float">
            <text:p>-1960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oulins à 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87]+([.M87]/20)+([.N87]/240)" office:value-type="float" office:value="4.5" calcext:value-type="float">
            <text:p>4,50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270" calcext:value-type="float">
            <text:p>270,0000</text:p>
          </table:table-cell>
          <table:table-cell table:formula="of:=[.S87]-[.T87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oulins à 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642" calcext:value-type="float">
            <text:p>642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88]+([.M88]/20)+([.N88]/240)" office:value-type="float" office:value="1.5" calcext:value-type="float">
            <text:p>1,5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963" calcext:value-type="float">
            <text:p>963,0000</text:p>
          </table:table-cell>
          <table:table-cell table:formula="of:=[.S88]-[.T88]" office:value-type="float" office:value="-963" calcext:value-type="float">
            <text:p>-963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négam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648" calcext:value-type="float">
            <text:p>648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89]+([.M89]/20)+([.N89]/240)" office:value-type="float" office:value="26" calcext:value-type="float">
            <text:p>26,0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16848" calcext:value-type="float">
            <text:p>16 848,0000</text:p>
          </table:table-cell>
          <table:table-cell table:formula="of:=[.S89]-[.T89]" office:value-type="float" office:value="-16848" calcext:value-type="float">
            <text:p>-16848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Nicanéas gran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163" calcext:value-type="float">
            <text:p>3 163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90]+([.M90]/20)+([.N90]/240)" office:value-type="float" office:value="22.5" calcext:value-type="float">
            <text:p>22,5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71167.5" calcext:value-type="float">
            <text:p>71 167,5000</text:p>
          </table:table-cell>
          <table:table-cell table:formula="of:=[.S90]-[.T90]" office:value-type="float" office:value="-71167.5" calcext:value-type="float">
            <text:p>-71167,5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Nicanéas peti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768" calcext:value-type="float">
            <text:p>768,00</text:p>
          </table:table-cell>
          <table:table-cell office:value-type="string" calcext:value-type="string">
            <text:p>pièces</text:p>
          </table:table-cell>
          <table:table-cell office:value-type="float" office:value="11" calcext:value-type="float">
            <text:p>1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91]+([.M91]/20)+([.N91]/240)" office:value-type="float" office:value="11.25" calcext:value-type="float">
            <text:p>11,25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8640" calcext:value-type="float">
            <text:p>8 640,0000</text:p>
          </table:table-cell>
          <table:table-cell table:formula="of:=[.S91]-[.T91]" office:value-type="float" office:value="-8640" calcext:value-type="float">
            <text:p>-8640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ocre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950" calcext:value-type="float">
            <text:p>9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1" table:formula="of:=[.L92]+([.M92]/20)+([.N92]/240)" office:value-type="float" office:value="0.05" calcext:value-type="float">
            <text:p>0,05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47.5" calcext:value-type="float">
            <text:p>47,5000</text:p>
          </table:table-cell>
          <table:table-cell table:formula="of:=[.S92]-[.T92]" office:value-type="float" office:value="-47.5" calcext:value-type="float">
            <text:p>-47,5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outils de menuis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608" calcext:value-type="float">
            <text:p>60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93]+([.M93]/20)+([.N93]/240)" office:value-type="float" office:value="2" calcext:value-type="float">
            <text:p>2,0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1216" calcext:value-type="float">
            <text:p>1 216,0000</text:p>
          </table:table-cell>
          <table:table-cell table:formula="of:=[.S93]-[.T93]" office:value-type="float" office:value="-1216" calcext:value-type="float">
            <text:p>-1216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doux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94]+([.M94]/20)+([.N94]/240)" office:value-type="float" office:value="3" calcext:value-type="float">
            <text:p>3,0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231" calcext:value-type="float">
            <text:p>231,0000</text:p>
          </table:table-cell>
          <table:table-cell table:formula="of:=[.S94]-[.T94]" office:value-type="float" office:value="-231" calcext:value-type="float">
            <text:p>-231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64" calcext:value-type="float">
            <text:p>264,00</text:p>
          </table:table-cell>
          <table:table-cell office:value-type="string" calcext:value-type="string">
            <text:p>ram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95]+([.M95]/20)+([.N95]/240)" office:value-type="float" office:value="10" calcext:value-type="float">
            <text:p>10,0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2640" calcext:value-type="float">
            <text:p>2 640,0000</text:p>
          </table:table-cell>
          <table:table-cell table:formula="of:=[.S95]-[.T95]" office:value-type="float" office:value="-2640" calcext:value-type="float">
            <text:p>-2640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ein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96]+([.M96]/20)+([.N96]/240)" office:value-type="float" office:value="0.3" calcext:value-type="float">
            <text:p>0,3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6.6" calcext:value-type="float">
            <text:p>6,6000</text:p>
          </table:table-cell>
          <table:table-cell table:formula="of:=[.S96]-[.T96]" office:value-type="float" office:value="-6.6" calcext:value-type="float">
            <text:p>-6,6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hot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pièces</text:p>
          </table:table-cell>
          <table:table-cell office:value-type="float" office:value="11" calcext:value-type="float">
            <text:p>11,000</text:p>
          </table:table-cell>
          <table:table-cell table:number-columns-repeated="2"/>
          <table:table-cell table:style-name="ce21" table:formula="of:=[.L97]+([.M97]/20)+([.N97]/240)" office:value-type="float" office:value="11" calcext:value-type="float">
            <text:p>11,0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1925" calcext:value-type="float">
            <text:p>1 925,0000</text:p>
          </table:table-cell>
          <table:table-cell table:formula="of:=[.S97]-[.T97]" office:value-type="float" office:value="-1925" calcext:value-type="float">
            <text:p>-1925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14" calcext:value-type="float">
            <text:p>114,00</text:p>
          </table:table-cell>
          <table:table-cell office:value-type="string" calcext:value-type="string">
            <text:p>gross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98]+([.M98]/20)+([.N98]/240)" office:value-type="float" office:value="3.5" calcext:value-type="float">
            <text:p>3,5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399" calcext:value-type="float">
            <text:p>399,0000</text:p>
          </table:table-cell>
          <table:table-cell table:formula="of:=[.S98]-[.T98]" office:value-type="float" office:value="-399" calcext:value-type="float">
            <text:p>-399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5000" calcext:value-type="float">
            <text:p>35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99]+([.M99]/20)+([.N99]/240)" office:value-type="float" office:value="0.75" calcext:value-type="float">
            <text:p>0,75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26250" calcext:value-type="float">
            <text:p>26 250,0000</text:p>
          </table:table-cell>
          <table:table-cell table:formula="of:=[.S99]-[.T99]" office:value-type="float" office:value="-26250" calcext:value-type="float">
            <text:p>-2625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table:style-name="ce21" table:formula="of:=[.L100]+([.M100]/20)+([.N100]/240)" office:value-type="float" office:value="0.02" calcext:value-type="float">
            <text:p>0,02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60" calcext:value-type="float">
            <text:p>60,0000</text:p>
          </table:table-cell>
          <table:table-cell table:formula="of:=[.S100]-[.T100]" office:value-type="float" office:value="-60" calcext:value-type="float">
            <text:p>-60</text:p>
          </table:table-cell>
          <table:table-cell office:value-type="string" calcext:value-type="string">
            <text:p>À 40 S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20" calcext:value-type="float">
            <text:p>2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101]+([.M101]/20)+([.N101]/240)" office:value-type="float" office:value="1.75" calcext:value-type="float">
            <text:p>1,75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385" calcext:value-type="float">
            <text:p>385,0000</text:p>
          </table:table-cell>
          <table:table-cell table:formula="of:=[.S101]-[.T101]" office:value-type="float" office:value="-385" calcext:value-type="float">
            <text:p>-385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oudre à tir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42000" calcext:value-type="float">
            <text:p>42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02]+([.M102]/20)+([.N102]/240)" office:value-type="float" office:value="1" calcext:value-type="float">
            <text:p>1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42000" calcext:value-type="float">
            <text:p>42 000,0000</text:p>
          </table:table-cell>
          <table:table-cell table:formula="of:=[.S102]-[.T102]" office:value-type="float" office:value="-42000" calcext:value-type="float">
            <text:p>-42000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outr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009" calcext:value-type="float">
            <text:p>1 009,00</text:p>
          </table:table-cell>
          <table:table-cell office:value-type="string" calcext:value-type="string">
            <text:p>en nombre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03]+([.M103]/20)+([.N103]/240)" office:value-type="float" office:value="25" calcext:value-type="float">
            <text:p>25,0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25225" calcext:value-type="float">
            <text:p>25 225,0000</text:p>
          </table:table-cell>
          <table:table-cell table:formula="of:=[.S103]-[.T103]" office:value-type="float" office:value="-25225" calcext:value-type="float">
            <text:p>-25225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table:style-name="ce9" office:value-type="string" calcext:value-type="string">
            <text:p>quinc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riques</text:p>
          </table:table-cell>
          <table:table-cell office:value-type="float" office:value="350" calcext:value-type="float">
            <text:p>350,000</text:p>
          </table:table-cell>
          <table:table-cell table:number-columns-repeated="2"/>
          <table:table-cell table:style-name="ce21" table:formula="of:=[.L104]+([.M104]/20)+([.N104]/240)" office:value-type="float" office:value="350" calcext:value-type="float">
            <text:p>350,0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4200" calcext:value-type="float">
            <text:p>4 200,0000</text:p>
          </table:table-cell>
          <table:table-cell table:formula="of:=[.S104]-[.T104]" office:value-type="float" office:value="-4200" calcext:value-type="float">
            <text:p>-4200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table:style-name="ce9" office:value-type="string" calcext:value-type="string">
            <text:p>quinc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8171" calcext:value-type="float">
            <text:p>8 17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05]+([.M105]/20)+([.N105]/240)" office:value-type="float" office:value="0.75" calcext:value-type="float">
            <text:p>0,75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6128.25" calcext:value-type="float">
            <text:p>6 128,2500</text:p>
          </table:table-cell>
          <table:table-cell table:formula="of:=[.S105]-[.T105]" office:value-type="float" office:value="-6128.25" calcext:value-type="float">
            <text:p>-6128,25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table:style-name="ce9" office:value-type="string" calcext:value-type="string">
            <text:p>quinc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table:number-columns-repeated="5"/>
          <table:table-cell table:style-name="ce21" table:formula="of:=[.L106]+([.M106]/20)+([.N106]/240)" office:value-type="float" office:value="0" calcext:value-type="float">
            <text:p>0,00000</text:p>
          </table:table-cell>
          <table:table-cell office:value-type="float" office:value="13180" calcext:value-type="float">
            <text:p>13180</text:p>
          </table:table-cell>
          <table:table-cell table:number-columns-repeated="2"/>
          <table:table-cell table:formula="of:=[.P106]+0.05*[.Q106]+[.R106]/240" office:value-type="float" office:value="13180" calcext:value-type="float">
            <text:p>13180</text:p>
          </table:table-cell>
          <table:table-cell table:formula="of:=[.J106]*[.O106]" office:value-type="float" office:value="0" calcext:value-type="float">
            <text:p>0,0000</text:p>
          </table:table-cell>
          <table:table-cell table:formula="of:=[.S106]-[.T106]" office:value-type="float" office:value="13180" calcext:value-type="float">
            <text:p>13180</text:p>
          </table:table-cell>
          <table:table-cell office:value-type="string" calcext:value-type="string">
            <text:p>valeur de 1318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mass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07]+([.M107]/20)+([.N107]/240)" office:value-type="float" office:value="15" calcext:value-type="float">
            <text:p>15,0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1500" calcext:value-type="float">
            <text:p>1 500,0000</text:p>
          </table:table-cell>
          <table:table-cell table:formula="of:=[.S107]-[.T107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49" calcext:value-type="float">
            <text:p>34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108]+([.M108]/20)+([.N108]/240)" office:value-type="float" office:value="1.2" calcext:value-type="float">
            <text:p>1,2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418.8" calcext:value-type="float">
            <text:p>418,8000</text:p>
          </table:table-cell>
          <table:table-cell table:formula="of:=[.S108]-[.T108]" office:value-type="float" office:value="-418.8" calcext:value-type="float">
            <text:p>-418,8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table:style-name="ce9" office:value-type="string" calcext:value-type="string">
            <text:p>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74640" calcext:value-type="float">
            <text:p>74 6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09]+([.M109]/20)+([.N109]/240)" office:value-type="float" office:value="0.2" calcext:value-type="float">
            <text:p>0,2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14928" calcext:value-type="float">
            <text:p>14 928,0000</text:p>
          </table:table-cell>
          <table:table-cell table:formula="of:=[.S109]-[.T109]" office:value-type="float" office:value="-14928" calcext:value-type="float">
            <text:p>-14928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table:style-name="ce9" office:value-type="string" calcext:value-type="string">
            <text:p>salempo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110]+([.M110]/20)+([.N110]/240)" office:value-type="float" office:value="0.9" calcext:value-type="float">
            <text:p>0,9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72" calcext:value-type="float">
            <text:p>72,0000</text:p>
          </table:table-cell>
          <table:table-cell table:formula="of:=[.S110]-[.T110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tockfi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650" calcext:value-type="float">
            <text:p>6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11]+([.M111]/20)+([.N111]/240)" office:value-type="float" office:value="0.2" calcext:value-type="float">
            <text:p>0,2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130" calcext:value-type="float">
            <text:p>130,0000</text:p>
          </table:table-cell>
          <table:table-cell table:formula="of:=[.S111]-[.T111]" office:value-type="float" office:value="-130" calcext:value-type="float">
            <text:p>-130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83715" calcext:value-type="float">
            <text:p>283 7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12]+([.M112]/20)+([.N112]/240)" office:value-type="float" office:value="0.25" calcext:value-type="float">
            <text:p>0,25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70928.75" calcext:value-type="float">
            <text:p>70 928,7500</text:p>
          </table:table-cell>
          <table:table-cell table:formula="of:=[.S112]-[.T112]" office:value-type="float" office:value="-70928.75" calcext:value-type="float">
            <text:p>-70928,75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ap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13]+([.M113]/20)+([.N113]/240)" office:value-type="float" office:value="22.5" calcext:value-type="float">
            <text:p>22,5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36000" calcext:value-type="float">
            <text:p>36 000,0000</text:p>
          </table:table-cell>
          <table:table-cell table:formula="of:=[.S113]-[.T113]" office:value-type="float" office:value="-36000" calcext:value-type="float">
            <text:p>-3600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aubi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38" calcext:value-type="float">
            <text:p>38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114]+([.M114]/20)+([.N114]/240)" office:value-type="float" office:value="22" calcext:value-type="float">
            <text:p>22,0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836" calcext:value-type="float">
            <text:p>836,0000</text:p>
          </table:table-cell>
          <table:table-cell table:formula="of:=[.S114]-[.T114]" office:value-type="float" office:value="-836" calcext:value-type="float">
            <text:p>-836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plat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115]+([.M115]/20)+([.N115]/240)" office:value-type="float" office:value="4.25" calcext:value-type="float">
            <text:p>4,25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1700" calcext:value-type="float">
            <text:p>1 700,0000</text:p>
          </table:table-cell>
          <table:table-cell table:formula="of:=[.S115]-[.T115]" office:value-type="float" office:value="-1700" calcext:value-type="float">
            <text:p>-1700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ui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en nombre</text:p>
          </table:table-cell>
          <table:table-cell office:value-type="float" office:value="0.034" calcext:value-type="float">
            <text:p>0,034</text:p>
          </table:table-cell>
          <table:table-cell table:number-columns-repeated="2"/>
          <table:table-cell table:style-name="ce21" table:formula="of:=[.L116]+([.M116]/20)+([.N116]/240)" office:value-type="float" office:value="0.034" calcext:value-type="float">
            <text:p>0,034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40.8" calcext:value-type="float">
            <text:p>40,8000</text:p>
          </table:table-cell>
          <table:table-cell table:formula="of:=[.S116]-[.T116]" office:value-type="float" office:value="-40.8" calcext:value-type="float">
            <text:p>-40,8</text:p>
          </table:table-cell>
          <table:table-cell office:value-type="string" calcext:value-type="string">
            <text:p>À 34 L le millier</text:p>
          </table:table-cell>
          <table:table-cell table:number-columns-repeated="100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is de chê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44" calcext:value-type="float">
            <text:p>344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17]+([.M117]/20)+([.N117]/240)" office:value-type="float" office:value="4" calcext:value-type="float">
            <text:p>4,0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1376" calcext:value-type="float">
            <text:p>1 376,0000</text:p>
          </table:table-cell>
          <table:table-cell table:formula="of:=[.S117]-[.T117]" office:value-type="float" office:value="-1376" calcext:value-type="float">
            <text:p>-1376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30787" calcext:value-type="float">
            <text:p>130 787,00</text:p>
          </table:table-cell>
          <table:table-cell office:value-type="string" calcext:value-type="string">
            <text:p>douell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18]+([.M118]/20)+([.N118]/240)" office:value-type="float" office:value="0.3" calcext:value-type="float">
            <text:p>0,3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39236.1" calcext:value-type="float">
            <text:p>39 236,1000</text:p>
          </table:table-cell>
          <table:table-cell table:formula="of:=[.S118]-[.T118]" office:value-type="float" office:value="-39236.1" calcext:value-type="float">
            <text:p>-39236,1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i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pièc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19]+([.M119]/20)+([.N119]/240)" office:value-type="float" office:value="3" calcext:value-type="float">
            <text:p>3,0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135" calcext:value-type="float">
            <text:p>135,0000</text:p>
          </table:table-cell>
          <table:table-cell table:formula="of:=[.S119]-[.T119]" office:value-type="float" office:value="-135" calcext:value-type="float">
            <text:p>-135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table:style-name="ce8" office:value-type="string" calcext:value-type="string">
            <text:p>borda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636" calcext:value-type="float">
            <text:p>636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20]+([.M120]/20)+([.N120]/240)" office:value-type="float" office:value="4" calcext:value-type="float">
            <text:p>4,0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2544" calcext:value-type="float">
            <text:p>2 544,0000</text:p>
          </table:table-cell>
          <table:table-cell table:formula="of:=[.S120]-[.T120]" office:value-type="float" office:value="-2544" calcext:value-type="float">
            <text:p>-2544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940" calcext:value-type="float">
            <text:p>940,00</text:p>
          </table:table-cell>
          <table:table-cell office:value-type="string" calcext:value-type="string">
            <text:p>bar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121]+([.M121]/20)+([.N121]/240)" office:value-type="float" office:value="17" calcext:value-type="float">
            <text:p>17,0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15980" calcext:value-type="float">
            <text:p>15 980,0000</text:p>
          </table:table-cell>
          <table:table-cell table:formula="of:=[.S121]-[.T121]" office:value-type="float" office:value="-15980" calcext:value-type="float">
            <text:p>-15980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80000" calcext:value-type="float">
            <text:p>8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22]+([.M122]/20)+([.N122]/240)" office:value-type="float" office:value="0.25" calcext:value-type="float">
            <text:p>0,25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20000" calcext:value-type="float">
            <text:p>20 000,0000</text:p>
          </table:table-cell>
          <table:table-cell table:formula="of:=[.S122]-[.T122]" office:value-type="float" office:value="-20000" calcext:value-type="float">
            <text:p>-20000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6248" calcext:value-type="float">
            <text:p>6 248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23]+([.M123]/20)+([.N123]/240)" office:value-type="float" office:value="6" calcext:value-type="float">
            <text:p>6,0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37488" calcext:value-type="float">
            <text:p>37 488,0000</text:p>
          </table:table-cell>
          <table:table-cell table:formula="of:=[.S123]-[.T123]" office:value-type="float" office:value="-37488" calcext:value-type="float">
            <text:p>-37488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65" calcext:value-type="float">
            <text:p>165,00</text:p>
          </table:table-cell>
          <table:table-cell office:value-type="string" calcext:value-type="string">
            <text:p>barrils</text:p>
          </table:table-cell>
          <table:table-cell office:value-type="float" office:value="125" calcext:value-type="float">
            <text:p>125,000</text:p>
          </table:table-cell>
          <table:table-cell table:number-columns-repeated="2"/>
          <table:table-cell table:style-name="ce21" table:formula="of:=[.L124]+([.M124]/20)+([.N124]/240)" office:value-type="float" office:value="125" calcext:value-type="float">
            <text:p>125,0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20625" calcext:value-type="float">
            <text:p>20 625,0000</text:p>
          </table:table-cell>
          <table:table-cell table:formula="of:=[.S124]-[.T124]" office:value-type="float" office:value="-20625" calcext:value-type="float">
            <text:p>-20625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811" calcext:value-type="float">
            <text:p>1 811,00</text:p>
          </table:table-cell>
          <table:table-cell office:value-type="string" calcext:value-type="string">
            <text:p>bar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125]+([.M125]/20)+([.N125]/240)" office:value-type="float" office:value="17" calcext:value-type="float">
            <text:p>17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30787" calcext:value-type="float">
            <text:p>30 787,0000</text:p>
          </table:table-cell>
          <table:table-cell table:formula="of:=[.S125]-[.T125]" office:value-type="float" office:value="-30787" calcext:value-type="float">
            <text:p>-30787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en nombr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126]+([.M126]/20)+([.N126]/240)" office:value-type="float" office:value="100" calcext:value-type="float">
            <text:p>100,0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200" calcext:value-type="float">
            <text:p>200,0000</text:p>
          </table:table-cell>
          <table:table-cell table:formula="of:=[.S126]-[.T126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elu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352" calcext:value-type="float">
            <text:p>1 352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27]+([.M127]/20)+([.N127]/240)" office:value-type="float" office:value="3" calcext:value-type="float">
            <text:p>3,0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4056" calcext:value-type="float">
            <text:p>4 056,0000</text:p>
          </table:table-cell>
          <table:table-cell table:formula="of:=[.S127]-[.T127]" office:value-type="float" office:value="-4056" calcext:value-type="float">
            <text:p>-4056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1184" calcext:value-type="float">
            <text:p>11 184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28]+([.M128]/20)+([.N128]/240)" office:value-type="float" office:value="4" calcext:value-type="float">
            <text:p>4,0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44736" calcext:value-type="float">
            <text:p>44 736,0000</text:p>
          </table:table-cell>
          <table:table-cell table:formula="of:=[.S128]-[.T128]" office:value-type="float" office:value="-44736" calcext:value-type="float">
            <text:p>-44736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lanches de sapin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6783" calcext:value-type="float">
            <text:p>16 78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29]+([.M129]/20)+([.N129]/240)" office:value-type="float" office:value="0.75" calcext:value-type="float">
            <text:p>0,75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12587.25" calcext:value-type="float">
            <text:p>12 587,2500</text:p>
          </table:table-cell>
          <table:table-cell table:formula="of:=[.S129]-[.T129]" office:value-type="float" office:value="-12587.25" calcext:value-type="float">
            <text:p>-12587,25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lanches de sapin pet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744" calcext:value-type="float">
            <text:p>74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1" table:formula="of:=[.L130]+([.M130]/20)+([.N130]/240)" office:value-type="float" office:value="0.375" calcext:value-type="float">
            <text:p>0,375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279" calcext:value-type="float">
            <text:p>279,0000</text:p>
          </table:table-cell>
          <table:table-cell table:formula="of:=[.S130]-[.T130]" office:value-type="float" office:value="-279" calcext:value-type="float">
            <text:p>-279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out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31]+([.M131]/20)+([.N131]/240)" office:value-type="float" office:value="10" calcext:value-type="float">
            <text:p>10,0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70" calcext:value-type="float">
            <text:p>70,0000</text:p>
          </table:table-cell>
          <table:table-cell table:formula="of:=[.S131]-[.T131]" office:value-type="float" office:value="-70" calcext:value-type="float">
            <text:p>-70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Portugal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32]+([.M132]/20)+([.N132]/240)" office:value-type="float" office:value="0.3" calcext:value-type="float">
            <text:p>0,3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180" calcext:value-type="float">
            <text:p>180,0000</text:p>
          </table:table-cell>
          <table:table-cell table:formula="of:=[.S132]-[.T132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ala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Portugal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33]+([.M133]/20)+([.N133]/240)" office:value-type="float" office:value="1.5" calcext:value-type="float">
            <text:p>1,5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120" calcext:value-type="float">
            <text:p>120,0000</text:p>
          </table:table-cell>
          <table:table-cell table:formula="of:=[.S133]-[.T133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Portugal</text:p>
          </table:table-cell>
          <table:table-cell office:value-type="float" office:value="39900" calcext:value-type="float">
            <text:p>39 900,00</text:p>
          </table:table-cell>
          <table:table-cell office:value-type="string" calcext:value-type="string">
            <text:p>en nombre</text:p>
          </table:table-cell>
          <table:table-cell office:value-type="float" office:value="0.01" calcext:value-type="float">
            <text:p>0,010</text:p>
          </table:table-cell>
          <table:table-cell table:number-columns-repeated="2"/>
          <table:table-cell table:style-name="ce21" table:formula="of:=[.L134]+([.M134]/20)+([.N134]/240)" office:value-type="float" office:value="0.01" calcext:value-type="float">
            <text:p>0,01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399" calcext:value-type="float">
            <text:p>399,0000</text:p>
          </table:table-cell>
          <table:table-cell table:formula="of:=[.S134]-[.T134]" office:value-type="float" office:value="-399" calcext:value-type="float">
            <text:p>-399</text:p>
          </table:table-cell>
          <table:table-cell office:value-type="string" calcext:value-type="string">
            <text:p>À 10 L le %%</text:p>
          </table:table-cell>
          <table:table-cell table:number-columns-repeated="1002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Portugal</text:p>
          </table:table-cell>
          <table:table-cell office:value-type="float" office:value="198" calcext:value-type="float">
            <text:p>198,00</text:p>
          </table:table-cell>
          <table:table-cell office:value-type="string" calcext:value-type="string">
            <text:p>caba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35]+([.M135]/20)+([.N135]/240)" office:value-type="float" office:value="4" calcext:value-type="float">
            <text:p>4,00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792" calcext:value-type="float">
            <text:p>792,0000</text:p>
          </table:table-cell>
          <table:table-cell table:formula="of:=[.S135]-[.T135]" office:value-type="float" office:value="-792" calcext:value-type="float">
            <text:p>-792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Portugal</text:p>
          </table:table-cell>
          <table:table-cell office:value-type="float" office:value="414150" calcext:value-type="float">
            <text:p>414 1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136]+([.M136]/20)+([.N136]/240)" office:value-type="float" office:value="0.1" calcext:value-type="float">
            <text:p>0,1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41415" calcext:value-type="float">
            <text:p>41 415,0000</text:p>
          </table:table-cell>
          <table:table-cell table:formula="of:=[.S136]-[.T136]" office:value-type="float" office:value="-41415" calcext:value-type="float">
            <text:p>-41415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Portugal</text:p>
          </table:table-cell>
          <table:table-cell office:value-type="float" office:value="8672" calcext:value-type="float">
            <text:p>8 67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137]+([.M137]/20)+([.N137]/240)" office:value-type="float" office:value="0.6" calcext:value-type="float">
            <text:p>0,6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5203.2" calcext:value-type="float">
            <text:p>5 203,2000</text:p>
          </table:table-cell>
          <table:table-cell table:formula="of:=[.S137]-[.T137]" office:value-type="float" office:value="-5203.2" calcext:value-type="float">
            <text:p>-5203,2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Portugal</text:p>
          </table:table-cell>
          <table:table-cell office:value-type="float" office:value="151" calcext:value-type="float">
            <text:p>15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38]+([.M138]/20)+([.N138]/240)" office:value-type="float" office:value="0.5" calcext:value-type="float">
            <text:p>0,5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75.5" calcext:value-type="float">
            <text:p>75,5000</text:p>
          </table:table-cell>
          <table:table-cell table:formula="of:=[.S138]-[.T138]" office:value-type="float" office:value="-75.5" calcext:value-type="float">
            <text:p>-75,5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Portugal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caiss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39]+([.M139]/20)+([.N139]/240)" office:value-type="float" office:value="10" calcext:value-type="float">
            <text:p>10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590" calcext:value-type="float">
            <text:p>590,0000</text:p>
          </table:table-cell>
          <table:table-cell table:formula="of:=[.S139]-[.T139]" office:value-type="float" office:value="-590" calcext:value-type="float">
            <text:p>-590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Portugal</text:p>
          </table:table-cell>
          <table:table-cell office:value-type="float" office:value="42400" calcext:value-type="float">
            <text:p>42 4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1" table:formula="of:=[.L140]+([.M140]/20)+([.N140]/240)" office:value-type="float" office:value="0.05" calcext:value-type="float">
            <text:p>0,05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2120" calcext:value-type="float">
            <text:p>2 120,0000</text:p>
          </table:table-cell>
          <table:table-cell table:formula="of:=[.S140]-[.T140]" office:value-type="float" office:value="-2120" calcext:value-type="float">
            <text:p>-212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Portugal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bariqu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141]+([.M141]/20)+([.N141]/240)" office:value-type="float" office:value="150" calcext:value-type="float">
            <text:p>150,0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375" calcext:value-type="float">
            <text:p>375,0000</text:p>
          </table:table-cell>
          <table:table-cell table:formula="of:=[.S141]-[.T141]" office:value-type="float" office:value="-375" calcext:value-type="float">
            <text:p>-375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is de chê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362" calcext:value-type="float">
            <text:p>362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42]+([.M142]/20)+([.N142]/240)" office:value-type="float" office:value="4" calcext:value-type="float">
            <text:p>4,0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1448" calcext:value-type="float">
            <text:p>1 448,0000</text:p>
          </table:table-cell>
          <table:table-cell table:formula="of:=[.S142]-[.T142]" office:value-type="float" office:value="-1448" calcext:value-type="float">
            <text:p>-1448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00380" calcext:value-type="float">
            <text:p>100 38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43]+([.M143]/20)+([.N143]/240)" office:value-type="float" office:value="0.3" calcext:value-type="float">
            <text:p>0,3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30114" calcext:value-type="float">
            <text:p>30 114,0000</text:p>
          </table:table-cell>
          <table:table-cell table:formula="of:=[.S143]-[.T143]" office:value-type="float" office:value="-30114" calcext:value-type="float">
            <text:p>-30114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i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08" calcext:value-type="float">
            <text:p>208,00</text:p>
          </table:table-cell>
          <table:table-cell office:value-type="string" calcext:value-type="string">
            <text:p>pièc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1" table:formula="of:=[.L144]+([.M144]/20)+([.N144]/240)" office:value-type="float" office:value="2" calcext:value-type="float">
            <text:p>2,0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416" calcext:value-type="float">
            <text:p>416,0000</text:p>
          </table:table-cell>
          <table:table-cell table:formula="of:=[.S144]-[.T144]" office:value-type="float" office:value="-416" calcext:value-type="float">
            <text:p>-416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rda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813" calcext:value-type="float">
            <text:p>813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45]+([.M145]/20)+([.N145]/240)" office:value-type="float" office:value="4" calcext:value-type="float">
            <text:p>4,0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3252" calcext:value-type="float">
            <text:p>3 252,0000</text:p>
          </table:table-cell>
          <table:table-cell table:formula="of:=[.S145]-[.T145]" office:value-type="float" office:value="-3252" calcext:value-type="float">
            <text:p>-3252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aisses de 50 L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146]+([.M146]/20)+([.N146]/240)" office:value-type="float" office:value="100" calcext:value-type="float">
            <text:p>100,0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1000" calcext:value-type="float">
            <text:p>1 000,0000</text:p>
          </table:table-cell>
          <table:table-cell table:formula="of:=[.S146]-[.T146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322" calcext:value-type="float">
            <text:p>32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1" table:formula="of:=[.L147]+([.M147]/20)+([.N147]/240)" office:value-type="float" office:value="0.525" calcext:value-type="float">
            <text:p>0,525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169.05" calcext:value-type="float">
            <text:p>169,0500</text:p>
          </table:table-cell>
          <table:table-cell table:formula="of:=[.S147]-[.T147]" office:value-type="float" office:value="-169.05" calcext:value-type="float">
            <text:p>-169,05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746" calcext:value-type="float">
            <text:p>746,00</text:p>
          </table:table-cell>
          <table:table-cell office:value-type="string" calcext:value-type="string">
            <text:p>ball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1" table:formula="of:=[.L148]+([.M148]/20)+([.N148]/240)" office:value-type="float" office:value="130" calcext:value-type="float">
            <text:p>130,0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96980" calcext:value-type="float">
            <text:p>96 980,0000</text:p>
          </table:table-cell>
          <table:table-cell table:formula="of:=[.S148]-[.T148]" office:value-type="float" office:value="-96980" calcext:value-type="float">
            <text:p>-96980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163267" calcext:value-type="float">
            <text:p>1 163 26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49]+([.M149]/20)+([.N149]/240)" office:value-type="float" office:value="0.25" calcext:value-type="float">
            <text:p>0,25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290816.75" calcext:value-type="float">
            <text:p>290 816,7500</text:p>
          </table:table-cell>
          <table:table-cell table:formula="of:=[.S149]-[.T149]" office:value-type="float" office:value="-290816.75" calcext:value-type="float">
            <text:p>-290816,75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espa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50]+([.M150]/20)+([.N150]/240)" office:value-type="float" office:value="0.25" calcext:value-type="float">
            <text:p>0,25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60" calcext:value-type="float">
            <text:p>60,0000</text:p>
          </table:table-cell>
          <table:table-cell table:formula="of:=[.S150]-[.T150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4161" calcext:value-type="float">
            <text:p>4 161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51]+([.M151]/20)+([.N151]/240)" office:value-type="float" office:value="6" calcext:value-type="float">
            <text:p>6,0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24966" calcext:value-type="float">
            <text:p>24 966,0000</text:p>
          </table:table-cell>
          <table:table-cell table:formula="of:=[.S151]-[.T151]" office:value-type="float" office:value="-24966" calcext:value-type="float">
            <text:p>-24966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381200" calcext:value-type="float">
            <text:p>381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1" table:formula="of:=[.L152]+([.M152]/20)+([.N152]/240)" office:value-type="float" office:value="0.175" calcext:value-type="float">
            <text:p>0,175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66710" calcext:value-type="float">
            <text:p>66 710,0000</text:p>
          </table:table-cell>
          <table:table-cell table:formula="of:=[.S152]-[.T152]" office:value-type="float" office:value="-66710" calcext:value-type="float">
            <text:p>-66710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ila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900" calcext:value-type="float">
            <text:p>1 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153]+([.M153]/20)+([.N153]/240)" office:value-type="float" office:value="0.6" calcext:value-type="float">
            <text:p>0,6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1140" calcext:value-type="float">
            <text:p>1 140,0000</text:p>
          </table:table-cell>
          <table:table-cell table:formula="of:=[.S153]-[.T153]" office:value-type="float" office:value="-1140" calcext:value-type="float">
            <text:p>-1140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54" calcext:value-type="float">
            <text:p>254,00</text:p>
          </table:table-cell>
          <table:table-cell office:value-type="string" calcext:value-type="string">
            <text:p>en nombr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154]+([.M154]/20)+([.N154]/240)" office:value-type="float" office:value="100" calcext:value-type="float">
            <text:p>100,0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25400" calcext:value-type="float">
            <text:p>25 400,0000</text:p>
          </table:table-cell>
          <table:table-cell table:formula="of:=[.S154]-[.T154]" office:value-type="float" office:value="-25400" calcext:value-type="float">
            <text:p>-25400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elu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55]+([.M155]/20)+([.N155]/240)" office:value-type="float" office:value="3" calcext:value-type="float">
            <text:p>3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1350" calcext:value-type="float">
            <text:p>1 350,0000</text:p>
          </table:table-cell>
          <table:table-cell table:formula="of:=[.S155]-[.T155]" office:value-type="float" office:value="-1350" calcext:value-type="float">
            <text:p>-1350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4328" calcext:value-type="float">
            <text:p>24 32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21" table:formula="of:=[.L156]+([.M156]/20)+([.N156]/240)" office:value-type="float" office:value="0.65" calcext:value-type="float">
            <text:p>0,65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15813.2" calcext:value-type="float">
            <text:p>15 813,2000</text:p>
          </table:table-cell>
          <table:table-cell table:formula="of:=[.S156]-[.T156]" office:value-type="float" office:value="-15813.2" calcext:value-type="float">
            <text:p>-15813,2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25" calcext:value-type="float">
            <text:p>125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57]+([.M157]/20)+([.N157]/240)" office:value-type="float" office:value="30" calcext:value-type="float">
            <text:p>30,0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3750" calcext:value-type="float">
            <text:p>3 750,0000</text:p>
          </table:table-cell>
          <table:table-cell table:formula="of:=[.S157]-[.T157]" office:value-type="float" office:value="-3750" calcext:value-type="float">
            <text:p>-3750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622" calcext:value-type="float">
            <text:p>622,00</text:p>
          </table:table-cell>
          <table:table-cell office:value-type="string" calcext:value-type="string">
            <text:p>barril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158]+([.M158]/20)+([.N158]/240)" office:value-type="float" office:value="28" calcext:value-type="float">
            <text:p>28,0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17416" calcext:value-type="float">
            <text:p>17 416,0000</text:p>
          </table:table-cell>
          <table:table-cell table:formula="of:=[.S158]-[.T158]" office:value-type="float" office:value="-17416" calcext:value-type="float">
            <text:p>-17416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rda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063" calcext:value-type="float">
            <text:p>1 063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59]+([.M159]/20)+([.N159]/240)" office:value-type="float" office:value="4" calcext:value-type="float">
            <text:p>4,0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4252" calcext:value-type="float">
            <text:p>4 252,0000</text:p>
          </table:table-cell>
          <table:table-cell table:formula="of:=[.S159]-[.T159]" office:value-type="float" office:value="-4252" calcext:value-type="float">
            <text:p>-4252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bar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160]+([.M160]/20)+([.N160]/240)" office:value-type="float" office:value="17" calcext:value-type="float">
            <text:p>17,0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1564" calcext:value-type="float">
            <text:p>1 564,0000</text:p>
          </table:table-cell>
          <table:table-cell table:formula="of:=[.S160]-[.T160]" office:value-type="float" office:value="-1564" calcext:value-type="float">
            <text:p>-1564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344100" calcext:value-type="float">
            <text:p>344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161]+([.M161]/20)+([.N161]/240)" office:value-type="float" office:value="0.15" calcext:value-type="float">
            <text:p>0,15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51615" calcext:value-type="float">
            <text:p>51 615,0000</text:p>
          </table:table-cell>
          <table:table-cell table:formula="of:=[.S161]-[.T161]" office:value-type="float" office:value="-51615" calcext:value-type="float">
            <text:p>-51615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fer en t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780" calcext:value-type="float">
            <text:p>7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162]+([.M162]/20)+([.N162]/240)" office:value-type="float" office:value="0.35" calcext:value-type="float">
            <text:p>0,35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273" calcext:value-type="float">
            <text:p>273,0000</text:p>
          </table:table-cell>
          <table:table-cell table:formula="of:=[.S162]-[.T162]" office:value-type="float" office:value="-273" calcext:value-type="float">
            <text:p>-273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694" calcext:value-type="float">
            <text:p>1 694,00</text:p>
          </table:table-cell>
          <table:table-cell office:value-type="string" calcext:value-type="string">
            <text:p>bar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163]+([.M163]/20)+([.N163]/240)" office:value-type="float" office:value="17" calcext:value-type="float">
            <text:p>17,0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28798" calcext:value-type="float">
            <text:p>28 798,0000</text:p>
          </table:table-cell>
          <table:table-cell table:formula="of:=[.S163]-[.T163]" office:value-type="float" office:value="-28798" calcext:value-type="float">
            <text:p>-28798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gau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64]+([.M164]/20)+([.N164]/240)" office:value-type="float" office:value="0.3" calcext:value-type="float">
            <text:p>0,3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12" calcext:value-type="float">
            <text:p>12,0000</text:p>
          </table:table-cell>
          <table:table-cell table:formula="of:=[.S164]-[.T164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68" calcext:value-type="float">
            <text:p>168,00</text:p>
          </table:table-cell>
          <table:table-cell office:value-type="string" calcext:value-type="string">
            <text:p>en nombre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65]+([.M165]/20)+([.N165]/240)" office:value-type="float" office:value="50" calcext:value-type="float">
            <text:p>50,0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8400" calcext:value-type="float">
            <text:p>8 400,0000</text:p>
          </table:table-cell>
          <table:table-cell table:formula="of:=[.S165]-[.T165]" office:value-type="float" office:value="-8400" calcext:value-type="float">
            <text:p>-8400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at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66]+([.M166]/20)+([.N166]/240)" office:value-type="float" office:value="10" calcext:value-type="float">
            <text:p>10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140" calcext:value-type="float">
            <text:p>140,0000</text:p>
          </table:table-cell>
          <table:table-cell table:formula="of:=[.S166]-[.T166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55698" calcext:value-type="float">
            <text:p>55 69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67]+([.M167]/20)+([.N167]/240)" office:value-type="float" office:value="0.75" calcext:value-type="float">
            <text:p>0,75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41773.5" calcext:value-type="float">
            <text:p>41 773,5000</text:p>
          </table:table-cell>
          <table:table-cell table:formula="of:=[.S167]-[.T167]" office:value-type="float" office:value="-41773.5" calcext:value-type="float">
            <text:p>-41773,5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outr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340" calcext:value-type="float">
            <text:p>34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68]+([.M168]/20)+([.N168]/240)" office:value-type="float" office:value="10" calcext:value-type="float">
            <text:p>10,0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3400" calcext:value-type="float">
            <text:p>3 400,0000</text:p>
          </table:table-cell>
          <table:table-cell table:formula="of:=[.S168]-[.T168]" office:value-type="float" office:value="-3400" calcext:value-type="float">
            <text:p>-3400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précin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Suède</text:p>
          </table:table-cell>
          <table:table-cell office:value-type="float" office:value="796" calcext:value-type="float">
            <text:p>796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69]+([.M169]/20)+([.N169]/240)" office:value-type="float" office:value="10" calcext:value-type="float">
            <text:p>10,0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7960" calcext:value-type="float">
            <text:p>7 960,0000</text:p>
          </table:table-cell>
          <table:table-cell table:formula="of:=[.S169]-[.T169]" office:value-type="float" office:value="-7960" calcext:value-type="float">
            <text:p>-7960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bois de gay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aises de l'Amérique</text:p>
          </table:table-cell>
          <table:table-cell office:value-type="float" office:value="90190" calcext:value-type="float">
            <text:p>90 190,00</text:p>
          </table:table-cell>
          <table:table-cell office:value-type="string" calcext:value-type="string">
            <text:p>livre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1" table:formula="of:=[.L170]+([.M170]/20)+([.N170]/240)" office:value-type="float" office:value="0.0375" calcext:value-type="float">
            <text:p>0,0375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3382.125" calcext:value-type="float">
            <text:p>3 382,1250</text:p>
          </table:table-cell>
          <table:table-cell table:formula="of:=[.S170]-[.T170]" office:value-type="float" office:value="-3382.125" calcext:value-type="float">
            <text:p>-3382,13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aises de l'Amérique</text:p>
          </table:table-cell>
          <table:table-cell office:value-type="float" office:value="500594" calcext:value-type="float">
            <text:p>500 59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1" table:formula="of:=[.L171]+([.M171]/20)+([.N171]/240)" office:value-type="float" office:value="0.675" calcext:value-type="float">
            <text:p>0,675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337900.95" calcext:value-type="float">
            <text:p>337 900,9500</text:p>
          </table:table-cell>
          <table:table-cell table:formula="of:=[.S171]-[.T171]" office:value-type="float" office:value="-337900.95" calcext:value-type="float">
            <text:p>-337900,95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aises de l'Amérique</text:p>
          </table:table-cell>
          <table:table-cell office:value-type="float" office:value="3169" calcext:value-type="float">
            <text:p>3 16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21" table:formula="of:=[.L172]+([.M172]/20)+([.N172]/240)" office:value-type="float" office:value="0.5625" calcext:value-type="float">
            <text:p>0,5625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1782.5625" calcext:value-type="float">
            <text:p>1 782,5625</text:p>
          </table:table-cell>
          <table:table-cell table:formula="of:=[.S172]-[.T172]" office:value-type="float" office:value="-1782.5625" calcext:value-type="float">
            <text:p>-1782,56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co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aises de l'Amérique</text:p>
          </table:table-cell>
          <table:table-cell office:value-type="float" office:value="41277" calcext:value-type="float">
            <text:p>41 27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73]+([.M173]/20)+([.N173]/240)" office:value-type="float" office:value="1" calcext:value-type="float">
            <text:p>1,00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41277" calcext:value-type="float">
            <text:p>41 277,0000</text:p>
          </table:table-cell>
          <table:table-cell table:formula="of:=[.S173]-[.T173]" office:value-type="float" office:value="-41277" calcext:value-type="float">
            <text:p>-41277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aises de l'Amérique</text:p>
          </table:table-cell>
          <table:table-cell office:value-type="float" office:value="951" calcext:value-type="float">
            <text:p>951,00</text:p>
          </table:table-cell>
          <table:table-cell office:value-type="string" calcext:value-type="string">
            <text:p>barriqu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1" table:formula="of:=[.L174]+([.M174]/20)+([.N174]/240)" office:value-type="float" office:value="130" calcext:value-type="float">
            <text:p>130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123630" calcext:value-type="float">
            <text:p>123 630,0000</text:p>
          </table:table-cell>
          <table:table-cell table:formula="of:=[.S174]-[.T174]" office:value-type="float" office:value="-123630" calcext:value-type="float">
            <text:p>-123630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aises de l'Amérique</text:p>
          </table:table-cell>
          <table:table-cell office:value-type="float" office:value="2494" calcext:value-type="float">
            <text:p>2 494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1" table:formula="of:=[.L175]+([.M175]/20)+([.N175]/240)" office:value-type="float" office:value="4.6" calcext:value-type="float">
            <text:p>4,6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11472.4" calcext:value-type="float">
            <text:p>11 472,4000</text:p>
          </table:table-cell>
          <table:table-cell table:formula="of:=[.S175]-[.T175]" office:value-type="float" office:value="-11472.4" calcext:value-type="float">
            <text:p>-11472,4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aises de l'Amérique</text:p>
          </table:table-cell>
          <table:table-cell office:value-type="float" office:value="1230" calcext:value-type="float">
            <text:p>1 23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176]+([.M176]/20)+([.N176]/240)" office:value-type="float" office:value="1.75" calcext:value-type="float">
            <text:p>1,75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2152.5" calcext:value-type="float">
            <text:p>2 152,5000</text:p>
          </table:table-cell>
          <table:table-cell table:formula="of:=[.S176]-[.T176]" office:value-type="float" office:value="-2152.5" calcext:value-type="float">
            <text:p>-2152,5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aises de l'Amérique</text:p>
          </table:table-cell>
          <table:table-cell office:value-type="float" office:value="2854800" calcext:value-type="float">
            <text:p>2 854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177]+([.M177]/20)+([.N177]/240)" office:value-type="float" office:value="0.35" calcext:value-type="float">
            <text:p>0,35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999180" calcext:value-type="float">
            <text:p>999 180,0000</text:p>
          </table:table-cell>
          <table:table-cell table:formula="of:=[.S177]-[.T177]" office:value-type="float" office:value="-999180" calcext:value-type="float">
            <text:p>-999180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morue ver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aises de l'Amérique</text:p>
          </table:table-cell>
          <table:table-cell office:value-type="float" office:value="130055" calcext:value-type="float">
            <text:p>130 05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178]+([.M178]/20)+([.N178]/240)" office:value-type="float" office:value="1.25" calcext:value-type="float">
            <text:p>1,25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162568.75" calcext:value-type="float">
            <text:p>162 568,7500</text:p>
          </table:table-cell>
          <table:table-cell table:formula="of:=[.S178]-[.T178]" office:value-type="float" office:value="-162568.75" calcext:value-type="float">
            <text:p>-162568,75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irop capill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aises de l'Amérique</text:p>
          </table:table-cell>
          <table:table-cell office:value-type="float" office:value="829" calcext:value-type="float">
            <text:p>82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79]+([.M179]/20)+([.N179]/240)" office:value-type="float" office:value="0.4" calcext:value-type="float">
            <text:p>0,40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331.6" calcext:value-type="float">
            <text:p>331,6000</text:p>
          </table:table-cell>
          <table:table-cell table:formula="of:=[.S179]-[.T179]" office:value-type="float" office:value="-331.6" calcext:value-type="float">
            <text:p>-331,6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aises de l'Amérique</text:p>
          </table:table-cell>
          <table:table-cell office:value-type="float" office:value="1696753" calcext:value-type="float">
            <text:p>1 696 75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80]+([.M180]/20)+([.N180]/240)" office:value-type="float" office:value="0.2" calcext:value-type="float">
            <text:p>0,2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339350.6" calcext:value-type="float">
            <text:p>339 350,6000</text:p>
          </table:table-cell>
          <table:table-cell table:formula="of:=[.S180]-[.T180]" office:value-type="float" office:value="-339350.6" calcext:value-type="float">
            <text:p>-339350,6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aises de l'Amérique</text:p>
          </table:table-cell>
          <table:table-cell office:value-type="float" office:value="3305912" calcext:value-type="float">
            <text:p>3 305 9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181]+([.M181]/20)+([.N181]/240)" office:value-type="float" office:value="0.35" calcext:value-type="float">
            <text:p>0,35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1157069.2" calcext:value-type="float">
            <text:p>1 157 069,2000</text:p>
          </table:table-cell>
          <table:table-cell table:formula="of:=[.S181]-[.T181]" office:value-type="float" office:value="-1157069.2" calcext:value-type="float">
            <text:p>-1157069,2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8" calcext:value-type="float">
            <text:p>1768</text:p>
          </table:table-cell>
          <table:table-cell office:value-type="string" calcext:value-type="string">
            <text:p>sucre te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aises de l'Amérique</text:p>
          </table:table-cell>
          <table:table-cell office:value-type="float" office:value="108474" calcext:value-type="float">
            <text:p>108 47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182]+([.M182]/20)+([.N182]/240)" office:value-type="float" office:value="0.15" calcext:value-type="float">
            <text:p>0,15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16271.1" calcext:value-type="float">
            <text:p>16 271,1000</text:p>
          </table:table-cell>
          <table:table-cell table:formula="of:=[.S182]-[.T182]" office:value-type="float" office:value="-16271.1" calcext:value-type="float">
            <text:p>-16271,1</text:p>
          </table:table-cell>
          <table:table-cell table:number-columns-repeated="1003"/>
        </table:table-row>
        <table:table-row table:style-name="ro2" table:number-rows-repeated="92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1"/>
          <table:table-cell table:number-columns-repeated="1009"/>
        </table:table-row>
        <table:table-row table:style-name="ro2" table:number-rows-repeated="107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number-columns-repeated="6"/>
          <table:table-cell table:style-name="ce21"/>
          <table:table-cell table:number-columns-repeated="1009"/>
        </table:table-row>
        <table:table-row table:style-name="ro2" table:number-rows-repeated="57">
          <table:table-cell table:style-name="ce2" table:number-columns-repeated="4"/>
          <table:table-cell table:number-columns-repeated="3"/>
          <table:table-cell table:style-name="ce2"/>
          <table:table-cell table:number-columns-repeated="6"/>
          <table:table-cell table:style-name="ce21"/>
          <table:table-cell table:number-columns-repeated="1009"/>
        </table:table-row>
        <table:table-row table:style-name="ro2" table:number-rows-repeated="2696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 table:number-rows-repeated="10453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0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3:37:42.5497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14M42S</meta:editing-duration>
    <meta:editing-cycles>93</meta:editing-cycles>
    <meta:generator>LibreOffice/5.1.6.2$MacOSX_X86_64 LibreOffice_project/07ac168c60a517dba0f0d7bc7540f5afa45f0909</meta:generator>
    <dc:date>2017-06-15T14:14:39.916433000</dc:date>
    <meta:document-statistic meta:table-count="3" meta:cell-count="3455" meta:object-count="0"/>
    <meta:user-defined meta:name="Info 1"/>
    <meta:user-defined meta:name="Info 2"/>
    <meta:user-defined meta:name="Info 3"/>
    <meta:user-defined meta:name="Info 4"/>
  </office:meta>
</office:document-meta>
</file>